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98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7e0021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cccc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7e0021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7e002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8"/>
          <table:table-cell table:style-name="ce9" office:value-type="string" calcext:value-type="string">
            <text:p>Correct</text:p>
          </table:table-cell>
          <table:table-cell table:style-name="ce12" table:number-columns-repeated="8"/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apitool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</table:table-row>
        <table:table-row table:style-name="ro2">
          <table:table-cell office:value-type="string" calcext:value-type="string">
            <text:p>accessModifierClazz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0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0" table:formula="of:= IF([.F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0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0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0" table:formula="of:= IF([.I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0" table:formula="of:= IF([.J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0" table:formula="of:= IF([.K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10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Constructor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0" table:formula="of:= IF([.E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0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0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0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0" table:formula="of:= IF([.I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0" table:formula="of:= IF([.J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0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0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Field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0" table:formula="of:= IF([.E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0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0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0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0" table:formula="of:= IF([.I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0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0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0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Method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0" table:formula="of:= IF([.E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0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0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0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0" table:formula="of:= IF([.I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0" table:formula="of:= IF([.J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0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0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NestedClazz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0" table:formula="of:= IF([.E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0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0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0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0" table:formula="of:= IF([.I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0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0" table:formula="of:= IF([.K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0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accessModifierClazzNestedIfaze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0" table:formula="of:= IF([.E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0" table:formula="of:= IF([.F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0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0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0" table:formula="of:= IF([.I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0" table:formula="of:= IF([.J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0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0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0" table:formula="of:= IF([.E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0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0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0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0" table:formula="of:= IF([.I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0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0" table:formula="of:= IF([.K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0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Gener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0" table:formula="of:= IF([.E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0" table:formula="of:= IF([.F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0" table:formula="of:= IF([.G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0" table:formula="of:= IF([.H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0" table:formula="of:= IF([.I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0" table:formula="of:= IF([.J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0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0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0" table:formula="of:= IF([.E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0" table:formula="of:= IF([.F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0" table:formula="of:= IF([.G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0" table:formula="of:= IF([.H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0" table:formula="of:= IF([.I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0" table:formula="of:= IF([.J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0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0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0" table:formula="of:= IF([.E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0" table:formula="of:= IF([.F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0" table:formula="of:= IF([.G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0" table:formula="of:= IF([.H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0" table:formula="of:= IF([.I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0" table:formula="of:= IF([.J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0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0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0" table:formula="of:= IF([.E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0" table:formula="of:= IF([.F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0" table:formula="of:= IF([.G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0" table:formula="of:= IF([.H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0" table:formula="of:= IF([.I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0" table:formula="of:= IF([.J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0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0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0" table:formula="of:= IF([.E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0" table:formula="of:= IF([.F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0" table:formula="of:= IF([.G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0" table:formula="of:= IF([.H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0" table:formula="of:= IF([.I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0" table:formula="of:= IF([.J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0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0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ConstructorParamWiden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0" table:formula="of:= IF([.E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0" table:formula="of:= IF([.F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0" table:formula="of:= IF([.G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0" table:formula="of:= IF([.H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0" table:formula="of:= IF([.I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0" table:formula="of:= IF([.J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0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0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0" table:formula="of:= IF([.E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0" table:formula="of:= IF([.F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0" table:formula="of:= IF([.G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0" table:formula="of:= IF([.H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0" table:formula="of:= IF([.I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0" table:formula="of:= IF([.J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0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0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0" table:formula="of:= IF([.E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0" table:formula="of:= IF([.F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0" table:formula="of:= IF([.G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0" table:formula="of:= IF([.H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0" table:formula="of:= IF([.I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0" table:formula="of:= IF([.J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0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0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0" table:formula="of:= IF([.E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0" table:formula="of:= IF([.F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0" table:formula="of:= IF([.G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0" table:formula="of:= IF([.H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0" table:formula="of:= IF([.I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0" table:formula="of:= IF([.J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0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0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Narrow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0" table:formula="of:= IF([.E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0" table:formula="of:= IF([.F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0" table:formula="of:= IF([.G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0" table:formula="of:= IF([.H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0" table:formula="of:= IF([.I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0" table:formula="of:= IF([.J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0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0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0" table:formula="of:= IF([.E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0" table:formula="of:= IF([.F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0" table:formula="of:= IF([.G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0" table:formula="of:= IF([.H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0" table:formula="of:= IF([.I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0" table:formula="of:= IF([.J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0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0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0" table:formula="of:= IF([.E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0" table:formula="of:= IF([.F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0" table:formula="of:= IF([.G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0" table:formula="of:= IF([.H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0" table:formula="of:= IF([.I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0" table:formula="of:= IF([.J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0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0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Field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0" table:formula="of:= IF([.E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0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0" table:formula="of:= IF([.G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0" table:formula="of:= IF([.H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0" table:formula="of:= IF([.I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0" table:formula="of:= IF([.J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0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0" table:formula="of:= IF([.L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0" table:formula="of:= IF([.E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0" table:formula="of:= IF([.F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0" table:formula="of:= IF([.G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0" table:formula="of:= IF([.H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0" table:formula="of:= IF([.I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0" table:formula="of:= IF([.J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0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0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Gener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0" table:formula="of:= IF([.E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0" table:formula="of:= IF([.F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0" table:formula="of:= IF([.G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0" table:formula="of:= IF([.H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0" table:formula="of:= IF([.I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0" table:formula="of:= IF([.J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0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0" table:formula="of:= IF([.L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0" table:formula="of:= IF([.E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0" table:formula="of:= IF([.F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0" table:formula="of:= IF([.G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0" table:formula="of:= IF([.H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0" table:formula="of:= IF([.I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0" table:formula="of:= IF([.J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0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0" table:formula="of:= IF([.L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0" table:formula="of:= IF([.E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0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0" table:formula="of:= IF([.G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0" table:formula="of:= IF([.H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0" table:formula="of:= IF([.I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0" table:formula="of:= IF([.J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0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0" table:formula="of:= IF([.L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0" table:formula="of:= IF([.E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0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0" table:formula="of:= IF([.G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0" table:formula="of:= IF([.H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0" table:formula="of:= IF([.I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0" table:formula="of:= IF([.J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0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0" table:formula="of:= IF([.L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0" table:formula="of:= IF([.E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0" table:formula="of:= IF([.F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0" table:formula="of:= IF([.G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0" table:formula="of:= IF([.H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0" table:formula="of:= IF([.I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0" table:formula="of:= IF([.J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0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0" table:formula="of:= IF([.L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ParamWiden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0" table:formula="of:= IF([.E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0" table:formula="of:= IF([.F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0" table:formula="of:= IF([.G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0" table:formula="of:= IF([.H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0" table:formula="of:= IF([.I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0" table:formula="of:= IF([.J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0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0" table:formula="of:= IF([.L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0" table:formula="of:= IF([.E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0" table:formula="of:= IF([.F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0" table:formula="of:= IF([.G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0" table:formula="of:= IF([.H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0" table:formula="of:= IF([.I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0" table:formula="of:= IF([.J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0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0" table:formula="of:= IF([.L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0" table:formula="of:= IF([.E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0" table:formula="of:= IF([.F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0" table:formula="of:= IF([.G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0" table:formula="of:= IF([.H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0" table:formula="of:= IF([.I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0" table:formula="of:= IF([.J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0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0" table:formula="of:= IF([.L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0" table:formula="of:= IF([.E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0" table:formula="of:= IF([.F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0" table:formula="of:= IF([.G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0" table:formula="of:= IF([.H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0" table:formula="of:= IF([.I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0" table:formula="of:= IF([.J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0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0" table:formula="of:= IF([.L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Narrow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0" table:formula="of:= IF([.E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0" table:formula="of:= IF([.F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0" table:formula="of:= IF([.G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0" table:formula="of:= IF([.H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0" table:formula="of:= IF([.I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0" table:formula="of:= IF([.J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0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0" table:formula="of:= IF([.L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0" table:formula="of:= IF([.E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0" table:formula="of:= IF([.F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0" table:formula="of:= IF([.G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0" table:formula="of:= IF([.H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0" table:formula="of:= IF([.I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0" table:formula="of:= IF([.J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0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0" table:formula="of:= IF([.L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0" table:formula="of:= IF([.E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0" table:formula="of:= IF([.F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0" table:formula="of:= IF([.G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0" table:formula="of:= IF([.H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0" table:formula="of:= IF([.I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0" table:formula="of:= IF([.J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0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0" table:formula="of:= IF([.L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ClazzMethodReturnType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0" table:formula="of:= IF([.E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0" table:formula="of:= IF([.F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0" table:formula="of:= IF([.G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0" table:formula="of:= IF([.H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0" table:formula="of:= IF([.I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0" table:formula="of:= IF([.J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0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0" table:formula="of:= IF([.L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0" table:formula="of:= IF([.D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0" table:formula="of:= IF([.E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0" table:formula="of:= IF([.F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0" table:formula="of:= IF([.G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0" table:formula="of:= IF([.H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0" table:formula="of:= IF([.I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0" table:formula="of:= IF([.J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0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0" table:formula="of:= IF([.L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0" table:formula="of:= IF([.E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0" table:formula="of:= IF([.F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0" table:formula="of:= IF([.G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0" table:formula="of:= IF([.H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0" table:formula="of:= IF([.I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0" table:formula="of:= IF([.J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0" table:formula="of:= IF([.K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0" table:formula="of:= IF([.L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0" table:formula="of:= IF([.D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0" table:formula="of:= IF([.E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0" table:formula="of:= IF([.F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0" table:formula="of:= IF([.G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0" table:formula="of:= IF([.H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0" table:formula="of:= IF([.I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0" table:formula="of:= IF([.J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0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0" table:formula="of:= IF([.L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0" table:formula="of:= IF([.E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0" table:formula="of:= IF([.F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0" table:formula="of:= IF([.G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0" table:formula="of:= IF([.H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0" table:formula="of:= IF([.I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0" table:formula="of:= IF([.J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0" table:formula="of:= IF([.K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0" table:formula="of:= IF([.L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ConstantWidenin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0" table:formula="of:= IF([.D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0" table:formula="of:= IF([.E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0" table:formula="of:= IF([.F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0" table:formula="of:= IF([.G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0" table:formula="of:= IF([.H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0" table:formula="of:= IF([.I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0" table:formula="of:= IF([.J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0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0" table:formula="of:= IF([.L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0" table:formula="of:= IF([.E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0" table:formula="of:= IF([.F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0" table:formula="of:= IF([.G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0" table:formula="of:= IF([.H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0" table:formula="of:= IF([.I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0" table:formula="of:= IF([.J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0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0" table:formula="of:= IF([.L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0" table:formula="of:= IF([.E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0" table:formula="of:= IF([.F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0" table:formula="of:= IF([.G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0" table:formula="of:= IF([.H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0" table:formula="of:= IF([.I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0" table:formula="of:= IF([.J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0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0" table:formula="of:= IF([.L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0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0" table:formula="of:= IF([.F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0" table:formula="of:= IF([.G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0" table:formula="of:= IF([.H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0" table:formula="of:= IF([.I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0" table:formula="of:= IF([.J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0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0" table:formula="of:= IF([.L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0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0" table:formula="of:= IF([.F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0" table:formula="of:= IF([.G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0" table:formula="of:= IF([.H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0" table:formula="of:= IF([.I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0" table:formula="of:= IF([.J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0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0" table:formula="of:= IF([.L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0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0" table:formula="of:= IF([.F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0" table:formula="of:= IF([.G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0" table:formula="of:= IF([.H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0" table:formula="of:= IF([.I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0" table:formula="of:= IF([.J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0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0" table:formula="of:= IF([.L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Un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0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0" table:formula="of:= IF([.F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0" table:formula="of:= IF([.G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0" table:formula="of:= IF([.H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0" table:formula="of:= IF([.I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0" table:formula="of:= IF([.J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0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0" table:formula="of:= IF([.L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Param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0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0" table:formula="of:= IF([.F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0" table:formula="of:= IF([.G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0" table:formula="of:= IF([.H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0" table:formula="of:= IF([.I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0" table:formula="of:= IF([.J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0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0" table:formula="of:= IF([.L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0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0" table:formula="of:= IF([.F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0" table:formula="of:= IF([.G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0" table:formula="of:= IF([.H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0" table:formula="of:= IF([.I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0" table:formula="of:= IF([.J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0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0" table:formula="of:= IF([.L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0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0" table:formula="of:= IF([.F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0" table:formula="of:= IF([.G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0" table:formula="of:= IF([.H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0" table:formula="of:= IF([.I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0" table:formula="of:= IF([.J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0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0" table:formula="of:= IF([.L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0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0" table:formula="of:= IF([.F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0" table:formula="of:= IF([.G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0" table:formula="of:= IF([.H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0" table:formula="of:= IF([.I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0" table:formula="of:= IF([.J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0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0" table:formula="of:= IF([.L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0" table:formula="of:= IF([.E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0" table:formula="of:= IF([.F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0" table:formula="of:= IF([.G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0" table:formula="of:= IF([.H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0" table:formula="of:= IF([.I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0" table:formula="of:= IF([.J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0" table:formula="of:= IF([.K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0" table:formula="of:= IF([.L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0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0" table:formula="of:= IF([.F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0" table:formula="of:= IF([.G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0" table:formula="of:= IF([.H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0" table:formula="of:= IF([.I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0" table:formula="of:= IF([.J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0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0" table:formula="of:= IF([.L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Un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0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0" table:formula="of:= IF([.F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0" table:formula="of:= IF([.G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0" table:formula="of:= IF([.H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0" table:formula="of:= IF([.I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0" table:formula="of:= IF([.J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0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0" table:formula="of:= IF([.L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dataTypeIfazeMethodReturnType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0" table:formula="of:= IF([.E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0" table:formula="of:= IF([.F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0" table:formula="of:= IF([.G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0" table:formula="of:= IF([.H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0" table:formula="of:= IF([.I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0" table:formula="of:= IF([.J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0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0" table:formula="of:= IF([.L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0" table:formula="of:= IF([.D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0" table:formula="of:= IF([.E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0" table:formula="of:= IF([.F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0" table:formula="of:= IF([.G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0" table:formula="of:= IF([.H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0" table:formula="of:= IF([.I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0" table:formula="of:= IF([.J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0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0" table:formula="of:= IF([.L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0" table:formula="of:= IF([.D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0" table:formula="of:= IF([.E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0" table:formula="of:= IF([.F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0" table:formula="of:= IF([.G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0" table:formula="of:= IF([.H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0" table:formula="of:= IF([.I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0" table:formula="of:= IF([.J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0" table:formula="of:= IF([.K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0" table:formula="of:= IF([.L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0" table:formula="of:= IF([.D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0" table:formula="of:= IF([.E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0" table:formula="of:= IF([.F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0" table:formula="of:= IF([.G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0" table:formula="of:= IF([.H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0" table:formula="of:= IF([.I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0" table:formula="of:= IF([.J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0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0" table:formula="of:= IF([.L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0" table:formula="of:= IF([.E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0" table:formula="of:= IF([.F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0" table:formula="of:= IF([.G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0" table:formula="of:= IF([.H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0" table:formula="of:= IF([.I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0" table:formula="of:= IF([.J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0" table:formula="of:= IF([.K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0" table:formula="of:= IF([.L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CheckedToTryCatc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0" table:formula="of:= IF([.D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0" table:formula="of:= IF([.E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0" table:formula="of:= IF([.F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0" table:formula="of:= IF([.G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0" table:formula="of:= IF([.H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0" table:formula="of:= IF([.I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0" table:formula="of:= IF([.J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0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0" table:formula="of:= IF([.L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hrowUnchecked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0" table:formula="of:= IF([.E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0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0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0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0" table:formula="of:= IF([.I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0" table:formula="of:= IF([.J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0" table:formula="of:= IF([.K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0" table:formula="of:= IF([.L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exceptionClazzMethodTryCatchToThrowChecke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0" table:formula="of:= IF([.D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0" table:formula="of:= IF([.E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0" table:formula="of:= IF([.F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0" table:formula="of:= IF([.G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0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0" table:formula="of:= IF([.I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0" table:formula="of:= IF([.J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0" table:formula="of:= IF([.K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0" table:formula="of:= IF([.L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0" table:formula="of:= IF([.E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0" table:formula="of:= IF([.F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0" table:formula="of:= IF([.G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0" table:formula="of:= IF([.H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0" table:formula="of:= IF([.I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0" table:formula="of:= IF([.J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0" table:formula="of:= IF([.K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0" table:formula="of:= IF([.L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0" table:formula="of:= IF([.E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0" table:formula="of:= IF([.F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0" table:formula="of:= IF([.G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0" table:formula="of:= IF([.H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0" table:formula="of:= IF([.I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0" table:formula="of:= IF([.J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0" table:formula="of:= IF([.K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0" table:formula="of:= IF([.L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0" table:formula="of:= IF([.E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0" table:formula="of:= IF([.F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0" table:formula="of:= IF([.G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0" table:formula="of:= IF([.H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0" table:formula="of:= IF([.I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0" table:formula="of:= IF([.J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0" table:formula="of:= IF([.K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0" table:formula="of:= IF([.L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0" table:formula="of:= IF([.E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0" table:formula="of:= IF([.F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0" table:formula="of:= IF([.G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0" table:formula="of:= IF([.H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0" table:formula="of:= IF([.I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0" table:formula="of:= IF([.J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0" table:formula="of:= IF([.K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0" table:formula="of:= IF([.L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0" table:formula="of:= IF([.E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0" table:formula="of:= IF([.F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0" table:formula="of:= IF([.G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0" table:formula="of:= IF([.H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0" table:formula="of:= IF([.I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0" table:formula="of:= IF([.J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0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0" table:formula="of:= IF([.L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Constructor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0" table:formula="of:= IF([.E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0" table:formula="of:= IF([.F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0" table:formula="of:= IF([.G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0" table:formula="of:= IF([.H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0" table:formula="of:= IF([.I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0" table:formula="of:= IF([.J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0" table:formula="of:= IF([.K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0" table:formula="of:= IF([.L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0" table:formula="of:= IF([.E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0" table:formula="of:= IF([.F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0" table:formula="of:= IF([.G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0" table:formula="of:= IF([.H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0" table:formula="of:= IF([.I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0" table:formula="of:= IF([.J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0" table:formula="of:= IF([.K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0" table:formula="of:= IF([.L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0" table:formula="of:= IF([.E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0" table:formula="of:= IF([.F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0" table:formula="of:= IF([.G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0" table:formula="of:= IF([.H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0" table:formula="of:= IF([.I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0" table:formula="of:= IF([.J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0" table:formula="of:= IF([.K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0" table:formula="of:= IF([.L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0" table:formula="of:= IF([.E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0" table:formula="of:= IF([.F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0" table:formula="of:= IF([.G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0" table:formula="of:= IF([.H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0" table:formula="of:= IF([.I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0" table:formula="of:= IF([.J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0" table:formula="of:= IF([.K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0" table:formula="of:= IF([.L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0" table:formula="of:= IF([.E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0" table:formula="of:= IF([.F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0" table:formula="of:= IF([.G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0" table:formula="of:= IF([.H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0" table:formula="of:= IF([.I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0" table:formula="of:= IF([.J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0" table:formula="of:= IF([.K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0" table:formula="of:= IF([.L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0" table:formula="of:= IF([.E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0" table:formula="of:= IF([.F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0" table:formula="of:= IF([.G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0" table:formula="of:= IF([.H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0" table:formula="of:= IF([.I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0" table:formula="of:= IF([.J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0" table:formula="of:= IF([.K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0" table:formula="of:= IF([.L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Method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0" table:formula="of:= IF([.E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0" table:formula="of:= IF([.F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0" table:formula="of:= IF([.G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0" table:formula="of:= IF([.H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0" table:formula="of:= IF([.I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0" table:formula="of:= IF([.J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0" table:formula="of:= IF([.K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0" table:formula="of:= IF([.L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0" table:formula="of:= IF([.E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0" table:formula="of:= IF([.F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0" table:formula="of:= IF([.G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0" table:formula="of:= IF([.H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0" table:formula="of:= IF([.I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0" table:formula="of:= IF([.J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0" table:formula="of:= IF([.K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0" table:formula="of:= IF([.L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0" table:formula="of:= IF([.E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0" table:formula="of:= IF([.F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0" table:formula="of:= IF([.G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0" table:formula="of:= IF([.H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0" table:formula="of:= IF([.I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0" table:formula="of:= IF([.J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0" table:formula="of:= IF([.K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0" table:formula="of:= IF([.L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0" table:formula="of:= IF([.E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0" table:formula="of:= IF([.F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0" table:formula="of:= IF([.G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0" table:formula="of:= IF([.H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0" table:formula="of:= IF([.I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0" table:formula="of:= IF([.J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0" table:formula="of:= IF([.K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0" table:formula="of:= IF([.L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0" table:formula="of:= IF([.E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0" table:formula="of:= IF([.F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0" table:formula="of:= IF([.G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0" table:formula="of:= IF([.H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0" table:formula="of:= IF([.I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0" table:formula="of:= IF([.J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0" table:formula="of:= IF([.K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0" table:formula="of:= IF([.L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0" table:formula="of:= IF([.E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0" table:formula="of:= IF([.F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0" table:formula="of:= IF([.G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0" table:formula="of:= IF([.H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0" table:formula="of:= IF([.I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0" table:formula="of:= IF([.J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0" table:formula="of:= IF([.K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0" table:formula="of:= IF([.L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Clazz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0" table:formula="of:= IF([.E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0" table:formula="of:= IF([.F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0" table:formula="of:= IF([.G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0" table:formula="of:= IF([.H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0" table:formula="of:= IF([.I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0" table:formula="of:= IF([.J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0" table:formula="of:= IF([.K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0" table:formula="of:= IF([.L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0" table:formula="of:= IF([.E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0" table:formula="of:= IF([.F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0" table:formula="of:= IF([.G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0" table:formula="of:= IF([.H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0" table:formula="of:= IF([.I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0" table:formula="of:= IF([.J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0" table:formula="of:= IF([.K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0" table:formula="of:= IF([.L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0" table:formula="of:= IF([.E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0" table:formula="of:= IF([.F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0" table:formula="of:= IF([.G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0" table:formula="of:= IF([.H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0" table:formula="of:= IF([.I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10" table:formula="of:= IF([.J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0" table:formula="of:= IF([.K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10" table:formula="of:= IF([.L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0" table:formula="of:= IF([.E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0" table:formula="of:= IF([.F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0" table:formula="of:= IF([.G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0" table:formula="of:= IF([.H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0" table:formula="of:= IF([.I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0" table:formula="of:= IF([.J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0" table:formula="of:= IF([.K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0" table:formula="of:= IF([.L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0" table:formula="of:= IF([.E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0" table:formula="of:= IF([.F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0" table:formula="of:= IF([.G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0" table:formula="of:= IF([.H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0" table:formula="of:= IF([.I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0" table:formula="of:= IF([.J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0" table:formula="of:= IF([.K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0" table:formula="of:= IF([.L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0" table:formula="of:= IF([.E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0" table:formula="of:= IF([.F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0" table:formula="of:= IF([.G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0" table:formula="of:= IF([.H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0" table:formula="of:= IF([.I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0" table:formula="of:= IF([.J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0" table:formula="of:= IF([.K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0" table:formula="of:= IF([.L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0" table:formula="of:= IF([.E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0" table:formula="of:= IF([.F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0" table:formula="of:= IF([.G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0" table:formula="of:= IF([.H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0" table:formula="of:= IF([.I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0" table:formula="of:= IF([.J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0" table:formula="of:= IF([.K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0" table:formula="of:= IF([.L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0" table:formula="of:= IF([.E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0" table:formula="of:= IF([.F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0" table:formula="of:= IF([.G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0" table:formula="of:= IF([.H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0" table:formula="of:= IF([.I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0" table:formula="of:= IF([.J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0" table:formula="of:= IF([.K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0" table:formula="of:= IF([.L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0" table:formula="of:= IF([.E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0" table:formula="of:= IF([.F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0" table:formula="of:= IF([.G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0" table:formula="of:= IF([.H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0" table:formula="of:= IF([.I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0" table:formula="of:= IF([.J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0" table:formula="of:= IF([.K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0" table:formula="of:= IF([.L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0" table:formula="of:= IF([.E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0" table:formula="of:= IF([.F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0" table:formula="of:= IF([.G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0" table:formula="of:= IF([.H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0" table:formula="of:= IF([.I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10" table:formula="of:= IF([.J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0" table:formula="of:= IF([.K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10" table:formula="of:= IF([.L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Method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0" table:formula="of:= IF([.E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0" table:formula="of:= IF([.F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0" table:formula="of:= IF([.G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0" table:formula="of:= IF([.H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0" table:formula="of:= IF([.I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10" table:formula="of:= IF([.J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0" table:formula="of:= IF([.K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10" table:formula="of:= IF([.L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0" table:formula="of:= IF([.E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0" table:formula="of:= IF([.F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0" table:formula="of:= IF([.G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0" table:formula="of:= IF([.H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0" table:formula="of:= IF([.I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10" table:formula="of:= IF([.J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0" table:formula="of:= IF([.K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10" table:formula="of:= IF([.L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0" table:formula="of:= IF([.E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0" table:formula="of:= IF([.F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0" table:formula="of:= IF([.G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0" table:formula="of:= IF([.H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0" table:formula="of:= IF([.I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10" table:formula="of:= IF([.J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0" table:formula="of:= IF([.K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10" table:formula="of:= IF([.L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0" table:formula="of:= IF([.E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0" table:formula="of:= IF([.F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0" table:formula="of:= IF([.G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0" table:formula="of:= IF([.H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0" table:formula="of:= IF([.I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10" table:formula="of:= IF([.J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0" table:formula="of:= IF([.K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10" table:formula="of:= IF([.L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0" table:formula="of:= IF([.E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0" table:formula="of:= IF([.F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0" table:formula="of:= IF([.G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0" table:formula="of:= IF([.H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0" table:formula="of:= IF([.I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10" table:formula="of:= IF([.J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0" table:formula="of:= IF([.K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10" table:formula="of:= IF([.L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0" table:formula="of:= IF([.E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0" table:formula="of:= IF([.F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0" table:formula="of:= IF([.G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0" table:formula="of:= IF([.H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0" table:formula="of:= IF([.I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10" table:formula="of:= IF([.J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0" table:formula="of:= IF([.K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10" table:formula="of:= IF([.L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Ifaze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0" table:formula="of:= IF([.E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0" table:formula="of:= IF([.F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0" table:formula="of:= IF([.G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0" table:formula="of:= IF([.H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0" table:formula="of:= IF([.I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10" table:formula="of:= IF([.J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0" table:formula="of:= IF([.K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10" table:formula="of:= IF([.L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" table:formula="of:= IF([.D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0" table:formula="of:= IF([.E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0" table:formula="of:= IF([.F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0" table:formula="of:= IF([.G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0" table:formula="of:= IF([.H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0" table:formula="of:= IF([.I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0" table:formula="of:= IF([.J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0" table:formula="of:= IF([.K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0" table:formula="of:= IF([.L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" table:formula="of:= IF([.D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0" table:formula="of:= IF([.E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0" table:formula="of:= IF([.F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0" table:formula="of:= IF([.G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0" table:formula="of:= IF([.H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0" table:formula="of:= IF([.I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0" table:formula="of:= IF([.J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0" table:formula="of:= IF([.K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0" table:formula="of:= IF([.L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" table:formula="of:= IF([.D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0" table:formula="of:= IF([.E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0" table:formula="of:= IF([.F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0" table:formula="of:= IF([.G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0" table:formula="of:= IF([.H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0" table:formula="of:= IF([.I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0" table:formula="of:= IF([.J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0" table:formula="of:= IF([.K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0" table:formula="of:= IF([.L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" table:formula="of:= IF([.D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0" table:formula="of:= IF([.E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0" table:formula="of:= IF([.F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0" table:formula="of:= IF([.G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0" table:formula="of:= IF([.H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0" table:formula="of:= IF([.I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0" table:formula="of:= IF([.J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0" table:formula="of:= IF([.K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0" table:formula="of:= IF([.L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LowerBoundsToUpp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" table:formula="of:= IF([.D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0" table:formula="of:= IF([.E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0" table:formula="of:= IF([.F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0" table:formula="of:= IF([.G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0" table:formula="of:= IF([.H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0" table:formula="of:= IF([.I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0" table:formula="of:= IF([.J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0" table:formula="of:= IF([.K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0" table:formula="of:= IF([.L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" table:formula="of:= IF([.D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0" table:formula="of:= IF([.E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0" table:formula="of:= IF([.F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0" table:formula="of:= IF([.G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0" table:formula="of:= IF([.H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0" table:formula="of:= IF([.I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0" table:formula="of:= IF([.J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0" table:formula="of:= IF([.K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0" table:formula="of:= IF([.L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" table:formula="of:= IF([.D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0" table:formula="of:= IF([.E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0" table:formula="of:= IF([.F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0" table:formula="of:= IF([.G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0" table:formula="of:= IF([.H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0" table:formula="of:= IF([.I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0" table:formula="of:= IF([.J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0" table:formula="of:= IF([.K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0" table:formula="of:= IF([.L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" table:formula="of:= IF([.D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0" table:formula="of:= IF([.E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0" table:formula="of:= IF([.F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0" table:formula="of:= IF([.G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0" table:formula="of:= IF([.H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0" table:formula="of:= IF([.I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0" table:formula="of:= IF([.J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0" table:formula="of:= IF([.K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0" table:formula="of:= IF([.L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ConstructorParamUpperBoundsToLow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0" table:formula="of:= IF([.D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0" table:formula="of:= IF([.E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0" table:formula="of:= IF([.F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0" table:formula="of:= IF([.G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0" table:formula="of:= IF([.H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0" table:formula="of:= IF([.I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0" table:formula="of:= IF([.J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0" table:formula="of:= IF([.K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0" table:formula="of:= IF([.L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0" table:formula="of:= IF([.E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0" table:formula="of:= IF([.F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0" table:formula="of:= IF([.G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0" table:formula="of:= IF([.H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0" table:formula="of:= IF([.I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0" table:formula="of:= IF([.J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0" table:formula="of:= IF([.K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0" table:formula="of:= IF([.L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0" table:formula="of:= IF([.E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0" table:formula="of:= IF([.F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0" table:formula="of:= IF([.G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0" table:formula="of:= IF([.H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0" table:formula="of:= IF([.I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0" table:formula="of:= IF([.J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0" table:formula="of:= IF([.K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0" table:formula="of:= IF([.L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0" table:formula="of:= IF([.E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0" table:formula="of:= IF([.F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0" table:formula="of:= IF([.G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0" table:formula="of:= IF([.H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0" table:formula="of:= IF([.I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0" table:formula="of:= IF([.J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0" table:formula="of:= IF([.K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0" table:formula="of:= IF([.L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0" table:formula="of:= IF([.E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0" table:formula="of:= IF([.F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0" table:formula="of:= IF([.G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0" table:formula="of:= IF([.H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0" table:formula="of:= IF([.I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0" table:formula="of:= IF([.J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0" table:formula="of:= IF([.K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0" table:formula="of:= IF([.L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LowerBoundsToUpp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0" table:formula="of:= IF([.E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0" table:formula="of:= IF([.F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0" table:formula="of:= IF([.G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0" table:formula="of:= IF([.H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0" table:formula="of:= IF([.I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0" table:formula="of:= IF([.J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0" table:formula="of:= IF([.K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0" table:formula="of:= IF([.L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Upp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0" table:formula="of:= IF([.E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0" table:formula="of:= IF([.F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0" table:formula="of:= IF([.G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0" table:formula="of:= IF([.H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0" table:formula="of:= IF([.I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0" table:formula="of:= IF([.J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0" table:formula="of:= IF([.K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0" table:formula="of:= IF([.L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Upper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0" table:formula="of:= IF([.E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0" table:formula="of:= IF([.F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0" table:formula="of:= IF([.G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0" table:formula="of:= IF([.H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0" table:formula="of:= IF([.I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0" table:formula="of:= IF([.J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0" table:formula="of:= IF([.K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0" table:formula="of:= IF([.L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genericsWildcardsClazzMethodParamUpperBoundsToLow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" table:formula="of:= IF([.D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0" table:formula="of:= IF([.E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0" table:formula="of:= IF([.F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0" table:formula="of:= IF([.G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0" table:formula="of:= IF([.H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0" table:formula="of:= IF([.I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0" table:formula="of:= IF([.J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0" table:formula="of:= IF([.K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0" table:formula="of:= IF([.L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ContractSuperClassS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0" table:formula="of:= IF([.E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0" table:formula="of:= IF([.F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0" table:formula="of:= IF([.G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0" table:formula="of:= IF([.H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0" table:formula="of:= IF([.I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0" table:formula="of:= IF([.J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0" table:formula="of:= IF([.K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0" table:formula="of:= IF([.L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MethodMovedFromSuperClas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0" table:formula="of:= IF([.E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0" table:formula="of:= IF([.F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0" table:formula="of:= IF([.G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0" table:formula="of:= IF([.H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0" table:formula="of:= IF([.I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0" table:formula="of:= IF([.J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0" table:formula="of:= IF([.K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  <table:table-cell table:style-name="ce10" table:formula="of:= IF([.L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ClazzStopInheri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0" table:formula="of:= IF([.E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0" table:formula="of:= IF([.F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0" table:formula="of:= IF([.G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0" table:formula="of:= IF([.H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0" table:formula="of:= IF([.I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0" table:formula="of:= IF([.J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0" table:formula="of:= IF([.K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0" table:formula="of:= IF([.L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ContractSuperinterfaceS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0" table:formula="of:= IF([.E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0" table:formula="of:= IF([.F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0" table:formula="of:= IF([.G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0" table:formula="of:= IF([.H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0" table:formula="of:= IF([.I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0" table:formula="of:= IF([.J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0" table:formula="of:= IF([.K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10" table:formula="of:= IF([.L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ExpandSuperinterfaceSe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10" table:formula="of:= IF([.E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0" table:formula="of:= IF([.F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0" table:formula="of:= IF([.G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0" table:formula="of:= IF([.H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0" table:formula="of:= IF([.I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0" table:formula="of:= IF([.J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0" table:formula="of:= IF([.K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10" table:formula="of:= IF([.L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StartInheri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0" table:formula="of:= IF([.E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0" table:formula="of:= IF([.F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0" table:formula="of:= IF([.G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0" table:formula="of:= IF([.H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0" table:formula="of:= IF([.I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0" table:formula="of:= IF([.J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0" table:formula="of:= IF([.K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0" table:formula="of:= IF([.L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inheritanceIfazeStopInheri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0" table:formula="of:= IF([.D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0" table:formula="of:= IF([.E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0" table:formula="of:= IF([.F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10" table:formula="of:= IF([.G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0" table:formula="of:= IF([.H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0" table:formula="of:= IF([.I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0" table:formula="of:= IF([.J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0" table:formula="of:= IF([.K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0" table:formula="of:= IF([.L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Constructor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0" table:formula="of:= IF([.E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0" table:formula="of:= IF([.F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0" table:formula="of:= IF([.G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0" table:formula="of:= IF([.H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0" table:formula="of:= IF([.I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0" table:formula="of:= IF([.J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0" table:formula="of:= IF([.K121] = 1; IF(OR([.$B121] = 0; [.$C121] = 0); &quot;true&quot;; &quot;false&quot;);  IF(AND([.$B121] = 1; [.$C121] = 1); &quot;true&quot;;&quot;false&quot;))" office:value-type="string" office:string-value="false" calcext:value-type="string">
            <text:p>false</text:p>
          </table:table-cell>
          <table:table-cell table:style-name="ce10" table:formula="of:= IF([.L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ConstructorParamAd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0" table:formula="of:= IF([.E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0" table:formula="of:= IF([.F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0" table:formula="of:= IF([.G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0" table:formula="of:= IF([.H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0" table:formula="of:= IF([.I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0" table:formula="of:= IF([.J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0" table:formula="of:= IF([.K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0" table:formula="of:= IF([.L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ConstructorParam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0" table:formula="of:= IF([.E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0" table:formula="of:= IF([.F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0" table:formula="of:= IF([.G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0" table:formula="of:= IF([.H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0" table:formula="of:= IF([.I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0" table:formula="of:= IF([.J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0" table:formula="of:= IF([.K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0" table:formula="of:= IF([.L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FieldConstan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0" table:formula="of:= IF([.E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0" table:formula="of:= IF([.F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0" table:formula="of:= IF([.G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0" table:formula="of:= IF([.H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0" table:formula="of:= IF([.I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0" table:formula="of:= IF([.J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0" table:formula="of:= IF([.K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10" table:formula="of:= IF([.L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Field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0" table:formula="of:= IF([.E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0" table:formula="of:= IF([.F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0" table:formula="of:= IF([.G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0" table:formula="of:= IF([.H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0" table:formula="of:= IF([.I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0" table:formula="of:= IF([.J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0" table:formula="of:= IF([.K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10" table:formula="of:= IF([.L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Abstract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0" table:formula="of:= IF([.D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0" table:formula="of:= IF([.E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0" table:formula="of:= IF([.F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0" table:formula="of:= IF([.G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10" table:formula="of:= IF([.H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0" table:formula="of:= IF([.I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0" table:formula="of:= IF([.J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0" table:formula="of:= IF([.K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0" table:formula="of:= IF([.L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Abstrac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0" table:formula="of:= IF([.E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0" table:formula="of:= IF([.F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0" table:formula="of:= IF([.G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0" table:formula="of:= IF([.H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0" table:formula="of:= IF([.I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0" table:formula="of:= IF([.J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0" table:formula="of:= IF([.K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10" table:formula="of:= IF([.L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0" table:formula="of:= IF([.E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0" table:formula="of:= IF([.F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0" table:formula="of:= IF([.G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0" table:formula="of:= IF([.H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0" table:formula="of:= IF([.I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0" table:formula="of:= IF([.J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0" table:formula="of:= IF([.K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10" table:formula="of:= IF([.L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ParamAd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0" table:formula="of:= IF([.E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0" table:formula="of:= IF([.F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0" table:formula="of:= IF([.G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0" table:formula="of:= IF([.H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0" table:formula="of:= IF([.I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0" table:formula="of:= IF([.J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0" table:formula="of:= IF([.K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0" table:formula="of:= IF([.L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MethodParam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0" table:formula="of:= IF([.E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0" table:formula="of:= IF([.F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0" table:formula="of:= IF([.G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0" table:formula="of:= IF([.H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0" table:formula="of:= IF([.I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0" table:formula="of:= IF([.J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0" table:formula="of:= IF([.K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0" table:formula="of:= IF([.L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NestedClazz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0" table:formula="of:= IF([.E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0" table:formula="of:= IF([.F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0" table:formula="of:= IF([.G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0" table:formula="of:= IF([.H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0" table:formula="of:= IF([.I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0" table:formula="of:= IF([.J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0" table:formula="of:= IF([.K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10" table:formula="of:= IF([.L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ClazzNested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0" table:formula="of:= IF([.E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0" table:formula="of:= IF([.F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0" table:formula="of:= IF([.G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0" table:formula="of:= IF([.H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0" table:formula="of:= IF([.I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0" table:formula="of:= IF([.J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0" table:formula="of:= IF([.K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0" table:formula="of:= IF([.L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Constan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0" table:formula="of:= IF([.E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0" table:formula="of:= IF([.F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10" table:formula="of:= IF([.G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0" table:formula="of:= IF([.H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0" table:formula="of:= IF([.I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0" table:formula="of:= IF([.J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0" table:formula="of:= IF([.K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10" table:formula="of:= IF([.L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0" table:formula="of:= IF([.D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0" table:formula="of:= IF([.E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0" table:formula="of:= IF([.F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0" table:formula="of:= IF([.G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10" table:formula="of:= IF([.H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0" table:formula="of:= IF([.I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0" table:formula="of:= IF([.J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0" table:formula="of:= IF([.K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0" table:formula="of:= IF([.L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Default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0" table:formula="of:= IF([.E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0" table:formula="of:= IF([.F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0" table:formula="of:= IF([.G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0" table:formula="of:= IF([.H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0" table:formula="of:= IF([.I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0" table:formula="of:= IF([.J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10" table:formula="of:= IF([.K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10" table:formula="of:= IF([.L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0" table:formula="of:= IF([.E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0" table:formula="of:= IF([.F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0" table:formula="of:= IF([.G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0" table:formula="of:= IF([.H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0" table:formula="of:= IF([.I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0" table:formula="of:= IF([.J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0" table:formula="of:= IF([.K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  <table:table-cell table:style-name="ce10" table:formula="of:= IF([.L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Param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0" table:formula="of:= IF([.E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0" table:formula="of:= IF([.F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0" table:formula="of:= IF([.G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0" table:formula="of:= IF([.H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0" table:formula="of:= IF([.I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0" table:formula="of:= IF([.J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0" table:formula="of:= IF([.K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0" table:formula="of:= IF([.L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Method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0" table:formula="of:= IF([.E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0" table:formula="of:= IF([.F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0" table:formula="of:= IF([.G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0" table:formula="of:= IF([.H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0" table:formula="of:= IF([.I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0" table:formula="of:= IF([.J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0" table:formula="of:= IF([.K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0" table:formula="of:= IF([.L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embersIfazeNested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0" table:formula="of:= IF([.E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0" table:formula="of:= IF([.F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0" table:formula="of:= IF([.G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0" table:formula="of:= IF([.H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0" table:formula="of:= IF([.I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0" table:formula="of:= IF([.J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0" table:formula="of:= IF([.K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0" table:formula="of:= IF([.L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ClazzNonAbstractToAbstrac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0" table:formula="of:= IF([.E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0" table:formula="of:= IF([.F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0" table:formula="of:= IF([.G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0" table:formula="of:= IF([.H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0" table:formula="of:= IF([.I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0" table:formula="of:= IF([.J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0" table:formula="of:= IF([.K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0" table:formula="of:= IF([.L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Clazz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0" table:formula="of:= IF([.E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0" table:formula="of:= IF([.F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0" table:formula="of:= IF([.G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0" table:formula="of:= IF([.H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0" table:formula="of:= IF([.I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0" table:formula="of:= IF([.J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0" table:formula="of:= IF([.K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0" table:formula="of:= IF([.L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0" table:formula="of:= IF([.D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0" table:formula="of:= IF([.E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0" table:formula="of:= IF([.F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0" table:formula="of:= IF([.G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10" table:formula="of:= IF([.H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0" table:formula="of:= IF([.I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0" table:formula="of:= IF([.J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0" table:formula="of:= IF([.K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0" table:formula="of:= IF([.L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NonStaticToStat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0" table:formula="of:= IF([.E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0" table:formula="of:= IF([.F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0" table:formula="of:= IF([.G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0" table:formula="of:= IF([.H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0" table:formula="of:= IF([.I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0" table:formula="of:= IF([.J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0" table:formula="of:= IF([.K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0" table:formula="of:= IF([.L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Field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0" table:formula="of:= IF([.E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0" table:formula="of:= IF([.F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0" table:formula="of:= IF([.G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0" table:formula="of:= IF([.H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0" table:formula="of:= IF([.I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0" table:formula="of:= IF([.J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0" table:formula="of:= IF([.K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0" table:formula="of:= IF([.L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AbstractToAbstrac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0" table:formula="of:= IF([.E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0" table:formula="of:= IF([.F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0" table:formula="of:= IF([.G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0" table:formula="of:= IF([.H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0" table:formula="of:= IF([.I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0" table:formula="of:= IF([.J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0" table:formula="of:= IF([.K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0" table:formula="of:= IF([.L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0" table:formula="of:= IF([.E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0" table:formula="of:= IF([.F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0" table:formula="of:= IF([.G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0" table:formula="of:= IF([.H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0" table:formula="of:= IF([.I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0" table:formula="of:= IF([.J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0" table:formula="of:= IF([.K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0" table:formula="of:= IF([.L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NonNativeToNativ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0" table:formula="of:= IF([.D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0" table:formula="of:= IF([.E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0" table:formula="of:= IF([.F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0" table:formula="of:= IF([.G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0" table:formula="of:= IF([.H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0" table:formula="of:= IF([.I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0" table:formula="of:= IF([.J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0" table:formula="of:= IF([.K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0" table:formula="of:= IF([.L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MethodNonStaticToStat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0" table:formula="of:= IF([.D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10" table:formula="of:= IF([.E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0" table:formula="of:= IF([.F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0" table:formula="of:= IF([.G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10" table:formula="of:= IF([.H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0" table:formula="of:= IF([.I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0" table:formula="of:= IF([.J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0" table:formula="of:= IF([.K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0" table:formula="of:= IF([.L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0" table:formula="of:= IF([.D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10" table:formula="of:= IF([.E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0" table:formula="of:= IF([.F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0" table:formula="of:= IF([.G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10" table:formula="of:= IF([.H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0" table:formula="of:= IF([.I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0" table:formula="of:= IF([.J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0" table:formula="of:= IF([.K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0" table:formula="of:= IF([.L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MethodStrictfpToNonStrictf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0" table:formula="of:= IF([.D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0" table:formula="of:= IF([.E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0" table:formula="of:= IF([.F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0" table:formula="of:= IF([.G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0" table:formula="of:= IF([.H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0" table:formula="of:= IF([.I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0" table:formula="of:= IF([.J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0" table:formula="of:= IF([.K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0" table:formula="of:= IF([.L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</table:table-row>
        <table:table-row table:style-name="ro2">
          <table:table-cell office:value-type="string" calcext:value-type="string">
            <text:p>modifierNestedClazzNonStaticTo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0" table:formula="of:= IF([.E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0" table:formula="of:= IF([.F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0" table:formula="of:= IF([.G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0" table:formula="of:= IF([.H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0" table:formula="of:= IF([.I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10" table:formula="of:= IF([.J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0" table:formula="of:= IF([.K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10" table:formula="of:= IF([.L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modifierNestedClazz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0" table:formula="of:= IF([.E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0" table:formula="of:= IF([.F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0" table:formula="of:= IF([.G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0" table:formula="of:= IF([.H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0" table:formula="of:= IF([.I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0" table:formula="of:= IF([.J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0" table:formula="of:= IF([.K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0" table:formula="of:= IF([.L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Clazz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0" table:formula="of:= IF([.E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0" table:formula="of:= IF([.F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0" table:formula="of:= IF([.G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0" table:formula="of:= IF([.H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0" table:formula="of:= IF([.I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0" table:formula="of:= IF([.J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0" table:formula="of:= IF([.K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10" table:formula="of:= IF([.L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ClazzToIfaz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0" table:formula="of:= IF([.E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0" table:formula="of:= IF([.F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0" table:formula="of:= IF([.G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0" table:formula="of:= IF([.H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0" table:formula="of:= IF([.I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0" table:formula="of:= IF([.J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0" table:formula="of:= IF([.K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0" table:formula="of:= IF([.L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table:formula="of:= IF([.D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0" table:formula="of:= IF([.E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0" table:formula="of:= IF([.F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10" table:formula="of:= IF([.G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0" table:formula="of:= IF([.H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0" table:formula="of:= IF([.I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0" table:formula="of:= IF([.J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0" table:formula="of:= IF([.K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10" table:formula="of:= IF([.L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</table:table-row>
        <table:table-row table:style-name="ro2">
          <table:table-cell office:value-type="string" calcext:value-type="string">
            <text:p>otherIfazeToClas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0" table:formula="of:= IF([.D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0" table:formula="of:= IF([.E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0" table:formula="of:= IF([.F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0" table:formula="of:= IF([.G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0" table:formula="of:= IF([.H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0" table:formula="of:= IF([.I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0" table:formula="of:= IF([.J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0" table:formula="of:= IF([.K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0" table:formula="of:= IF([.L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6" table:number-columns-repeated="2"/>
          <table:table-cell table:style-name="ce8" office:value-type="string" calcext:value-type="string">
            <text:p>=</text:p>
          </table:table-cell>
          <table:table-cell table:style-name="ce8" table:number-columns-repeated="8"/>
          <table:table-cell table:style-name="ce11" table:formula="of:=COUNTIF([.M3:.M156];&quot;true&quot;)" office:value-type="float" office:value="89" calcext:value-type="float">
            <text:p>89</text:p>
          </table:table-cell>
          <table:table-cell table:style-name="ce11" table:formula="of:=COUNTIF([.N3:.N156];&quot;true&quot;)" office:value-type="float" office:value="111" calcext:value-type="float">
            <text:p>111</text:p>
          </table:table-cell>
          <table:table-cell table:style-name="ce11" table:formula="of:=COUNTIF([.O3:.O156];&quot;true&quot;)" office:value-type="float" office:value="92" calcext:value-type="float">
            <text:p>92</text:p>
          </table:table-cell>
          <table:table-cell table:style-name="ce11" table:formula="of:=COUNTIF([.P3:.P156];&quot;true&quot;)" office:value-type="float" office:value="94" calcext:value-type="float">
            <text:p>94</text:p>
          </table:table-cell>
          <table:table-cell table:style-name="ce11" table:formula="of:=COUNTIF([.Q3:.Q156];&quot;true&quot;)" office:value-type="float" office:value="101" calcext:value-type="float">
            <text:p>101</text:p>
          </table:table-cell>
          <table:table-cell table:style-name="ce11" table:formula="of:=COUNTIF([.R3:.R156];&quot;true&quot;)" office:value-type="float" office:value="150" calcext:value-type="float">
            <text:p>150</text:p>
          </table:table-cell>
          <table:table-cell table:style-name="ce11" table:formula="of:=COUNTIF([.S3:.S156];&quot;true&quot;)" office:value-type="float" office:value="105" calcext:value-type="float">
            <text:p>105</text:p>
          </table:table-cell>
          <table:table-cell table:style-name="ce11" table:formula="of:=COUNTIF([.T3:.T156];&quot;true&quot;)" office:value-type="float" office:value="127" calcext:value-type="float">
            <text:p>127</text:p>
          </table:table-cell>
          <table:table-cell table:style-name="ce11" table:formula="of:=COUNTIF([.U3:.U156];&quot;true&quot;)" office:value-type="float" office:value="152" calcext:value-type="float">
            <text:p>152</text:p>
          </table:table-cell>
        </table:table-row>
        <table:table-row table:style-name="ro2" table:number-rows-repeated="1048418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/00/0000</text:date>, <text:time style:data-style-name="N2" text:time-value="22:53:02.042784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9T22:56:32.197242954</dc:date>
    <meta:generator>LibreOffice/4.2.8.2$Linux_X86_64 LibreOffice_project/420m0$Build-2</meta:generator>
    <meta:editing-duration>PT1H38M2S</meta:editing-duration>
    <meta:editing-cycles>6</meta:editing-cycles>
    <meta:document-statistic meta:table-count="1" meta:cell-count="3269" meta:object-count="0"/>
  </office:meta>
</office:document-meta>
</file>